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office:font-face-decls>
  <office:automatic-styles>
    <style:style style:name="P1" style:family="paragraph" style:parent-style-name="Standard">
      <style:paragraph-properties fo:line-height="200%" fo:text-align="center" style:justify-single-word="false" fo:text-indent="0.5in" style:auto-text-indent="true"/>
      <style:text-properties officeooo:rsid="000b6b24" officeooo:paragraph-rsid="000b6b24"/>
    </style:style>
    <style:style style:name="P2" style:family="paragraph" style:parent-style-name="Standard">
      <style:paragraph-properties fo:line-height="200%" fo:text-align="center" style:justify-single-word="false" fo:text-indent="0.5in" style:auto-text-indent="true"/>
      <style:text-properties officeooo:rsid="000e3eb1" officeooo:paragraph-rsid="000e3eb1"/>
    </style:style>
    <style:style style:name="P3" style:family="paragraph" style:parent-style-name="Standard">
      <style:paragraph-properties fo:line-height="200%" fo:text-align="start" style:justify-single-word="false" fo:text-indent="0.5in" style:auto-text-indent="true"/>
      <style:text-properties style:text-underline-style="solid" style:text-underline-width="auto" style:text-underline-color="font-color" fo:font-weight="bold" officeooo:rsid="000b6b24" officeooo:paragraph-rsid="000b6b24" style:font-weight-asian="bold" style:font-weight-complex="bold"/>
    </style:style>
    <style:style style:name="P4" style:family="paragraph" style:parent-style-name="Standard">
      <style:paragraph-properties fo:line-height="200%" fo:text-align="start" style:justify-single-word="false" fo:text-indent="0.5in" style:auto-text-indent="true"/>
      <style:text-properties style:text-underline-style="none" fo:font-weight="normal" officeooo:rsid="000b6b24" officeooo:paragraph-rsid="000b6b24" style:font-weight-asian="normal" style:font-weight-complex="normal"/>
    </style:style>
    <style:style style:name="P5" style:family="paragraph" style:parent-style-name="Standard">
      <style:paragraph-properties fo:margin-left="0in" fo:line-height="200%" fo:text-align="start" style:justify-single-word="false" fo:text-indent="0in" style:auto-text-indent="true"/>
      <style:text-properties style:text-underline-style="none" fo:font-weight="normal" officeooo:rsid="000b6b24" officeooo:paragraph-rsid="000b6b24" style:font-weight-asian="normal" style:font-weight-complex="normal"/>
    </style:style>
    <style:style style:name="P6" style:family="paragraph" style:parent-style-name="Standard">
      <style:paragraph-properties fo:margin-left="0in" fo:line-height="200%" fo:text-align="start" style:justify-single-word="false" fo:text-indent="0in" style:auto-text-indent="true"/>
      <style:text-properties style:text-underline-style="solid" style:text-underline-width="auto" style:text-underline-color="font-color" fo:font-weight="bold" officeooo:rsid="000b6b24" officeooo:paragraph-rsid="000b6b24" style:font-weight-asian="bold" style:font-weight-complex="bold"/>
    </style:style>
    <style:style style:name="P7" style:family="paragraph" style:parent-style-name="Standard">
      <style:paragraph-properties fo:margin-left="0in" fo:line-height="200%" fo:text-align="start" style:justify-single-word="false" fo:text-indent="0in" style:auto-text-indent="true"/>
      <style:text-properties style:text-underline-style="none" fo:font-weight="normal" officeooo:rsid="000bb609" officeooo:paragraph-rsid="000bb609" style:font-weight-asian="normal" style:font-weight-complex="normal"/>
    </style:style>
    <style:style style:name="P8" style:family="paragraph" style:parent-style-name="Standard">
      <style:paragraph-properties fo:margin-left="0in" fo:line-height="200%" fo:text-align="start" style:justify-single-word="false" fo:text-indent="0in" style:auto-text-indent="true"/>
      <style:text-properties style:text-underline-style="solid" style:text-underline-width="auto" style:text-underline-color="font-color" fo:font-weight="bold" officeooo:rsid="000bb609" officeooo:paragraph-rsid="000bb609" style:font-weight-asian="bold" style:font-weight-complex="bold"/>
    </style:style>
    <style:style style:name="P9" style:family="paragraph" style:parent-style-name="Standard">
      <style:paragraph-properties fo:margin-left="0in" fo:line-height="200%" fo:text-align="start" style:justify-single-word="false" fo:text-indent="0in" style:auto-text-indent="true"/>
      <style:text-properties style:text-underline-style="solid" style:text-underline-width="auto" style:text-underline-color="font-color" fo:font-weight="bold" officeooo:rsid="000cef98" officeooo:paragraph-rsid="000cef98" style:font-weight-asian="bold" style:font-weight-complex="bold"/>
    </style:style>
    <style:style style:name="P10" style:family="paragraph" style:parent-style-name="Standard">
      <style:paragraph-properties fo:margin-left="0in" fo:line-height="200%" fo:text-align="start" style:justify-single-word="false" fo:text-indent="0in" style:auto-text-indent="true"/>
      <style:text-properties style:text-underline-style="none" fo:font-weight="normal" officeooo:rsid="000cef98" officeooo:paragraph-rsid="000cef98" style:font-weight-asian="normal" style:font-weight-complex="normal"/>
    </style:style>
    <style:style style:name="P11" style:family="paragraph" style:parent-style-name="Standard">
      <style:paragraph-properties fo:margin-left="0in" fo:line-height="200%" fo:text-align="start" style:justify-single-word="false" fo:text-indent="0in" style:auto-text-indent="true"/>
      <style:text-properties style:text-underline-style="solid" style:text-underline-width="auto" style:text-underline-color="font-color" fo:font-weight="bold" officeooo:rsid="000e3eb1" officeooo:paragraph-rsid="000e3eb1" style:font-weight-asian="bold" style:font-weight-complex="bold"/>
    </style:style>
    <style:style style:name="P12" style:family="paragraph" style:parent-style-name="Standard">
      <style:paragraph-properties fo:margin-left="0in" fo:line-height="200%" fo:text-align="start" style:justify-single-word="false" fo:text-indent="0in" style:auto-text-indent="true"/>
      <style:text-properties style:text-underline-style="none" fo:font-weight="normal" officeooo:rsid="000e3eb1" officeooo:paragraph-rsid="000e3eb1" style:font-weight-asian="normal" style:font-weight-complex="normal"/>
    </style:style>
    <style:style style:name="P13" style:family="paragraph" style:parent-style-name="Standard">
      <style:paragraph-properties fo:margin-left="0in" fo:line-height="200%" fo:text-align="start" style:justify-single-word="false" fo:text-indent="0in" style:auto-text-indent="true"/>
      <style:text-properties style:text-underline-style="solid" style:text-underline-width="auto" style:text-underline-color="font-color" fo:font-weight="bold" officeooo:rsid="000fb554" officeooo:paragraph-rsid="000fb554" style:font-weight-asian="bold" style:font-weight-complex="bold"/>
    </style:style>
    <style:style style:name="P14" style:family="paragraph" style:parent-style-name="Standard">
      <style:paragraph-properties fo:margin-left="0in" fo:line-height="200%" fo:text-align="start" style:justify-single-word="false" fo:text-indent="0in" style:auto-text-indent="true"/>
      <style:text-properties style:text-underline-style="none" fo:font-weight="normal" officeooo:rsid="000fb554" officeooo:paragraph-rsid="000fb554" style:font-weight-asian="normal" style:font-weight-complex="normal"/>
    </style:style>
    <style:style style:name="T1" style:family="text">
      <style:text-properties officeooo:rsid="000bb609"/>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officeooo:rsid="000cef98"/>
    </style:style>
    <style:style style:name="T4" style:family="text">
      <style:text-properties officeooo:rsid="000e3eb1"/>
    </style:style>
    <style:style style:name="T5" style:family="text">
      <style:text-properties style:text-underline-style="solid" style:text-underline-width="auto" style:text-underline-color="font-color" fo:font-weight="bold" officeooo:rsid="000fb554" style:font-weight-asian="bold" style:font-weight-complex="bold"/>
    </style:style>
    <style:style style:name="T6" style:family="text">
      <style:text-properties officeooo:rsid="000fb55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tthew 5:1-12 – Beatitudes</text:p>
      <text:p text:style-name="P2">Key Verse 5:8</text:p>
      <text:p text:style-name="P3">Preface</text:p>
      <text:p text:style-name="P4">Matthew 5 starts what is known as Jesus’ Sermon on the Mount. The first part of the sermon is called the beatitudes of blessings. These are well known to most, but today we are going to take a deep dive into what they actually mean. Most of us know the surface level of the words used but what was Jesus saying to the people of the day and how was that different from how they and the most part the world today lives.</text:p>
      <text:p text:style-name="P3">Vs. 1-2</text:p>
      <text:p text:style-name="P5"><text:tab/>A. Jesus was constantly followed by more than just the 12. He was always surrounded by hundreds of people. That is why the Jewish leaders at the time feared Him.</text:p>
      <text:p text:style-name="P5"><text:tab/>B. This was early on in Jesus’ ministry. He had already performed many healings, and exorcisms. Jesus had quite a following to say the least</text:p>
      <text:p text:style-name="P5"><text:tab/>C. He sat on the side of a mountain so His voice could carry over the multitudes. This was common practice at the time since they did to have PA systems or megaphones. They had to rely on the environment for acoustics and sound traveling.</text:p>
      <text:p text:style-name="P5"><text:s text:c="5"/>D. His disciples coming to him means simply that. They sat around him as was customary at the time.</text:p>
      <text:p text:style-name="P6">Vs. 3</text:p>
      <text:p text:style-name="P5"><text:tab/>A. The first blessing is one that is needed for all the other blessings to happen. The poor in spirit is worldly wealth it was spiritual death that He was talking about. The poor in spirit means that a person knows they are a sinner and undeserving of the grace of God. </text:p>
      <text:p text:style-name="P5"><text:tab/>B. The common thought of the day was that if you were a “good” person God would bless you, but as Jesus would say later in <text:span text:style-name="T1">Mark 10:18 ““Why do you call me good?” Jesus answered. “No one is </text:span><text:soft-page-break/><text:span text:style-name="T1">good—except God alone.” This does not mean there are not people who are morally good, but in comparison with God no one is good. <text:s/>Its all about proper comparison. </text:span></text:p>
      <text:p text:style-name="P7"><text:tab/>C. Those who acknowledge that they are destitute, and come to the cross not propped up, but humble and they acknowledge that only the blood of Jesus can save them and accept Him as Lord and savior can inherit the Kingdom of Heaven.</text:p>
      <text:p text:style-name="P7"><text:s text:c="2"/><text:span text:style-name="T2">Vs. 4</text:span></text:p>
      <text:p text:style-name="P7"><text:tab/>A. Those who mourn. This is more than just simply weeping. As in most things with Heavenly meanings. There are deeper understandings to behold. The word used here is a deep mourning, a destitution that I am sure most of us have felt.</text:p>
      <text:p text:style-name="P7"><text:tab/>B. Like most of the beatitudes this has a double meaning. It obviously means when we suffer for the sake of the Kingdom of God, He will be there to comfort us. It also means when we mourn our own sins, He is quick to comfort and forgive us. </text:p>
      <text:p text:style-name="P8">Vs. 5</text:p>
      <text:p text:style-name="P7"><text:tab/>A. Blessed are the meek. The word meek here is not what we automatically think. Meek in the English language means weakness in today’s society, but hat is not the connotation that is meant. </text:p>
      <text:p text:style-name="P7"><text:tab/>B. Meekness here is not weakness it is actually quite the opposite. An old <text:span text:style-name="T3">Chinese </text:span>proverb states “<text:span text:style-name="T3">It is better to be a warrior in a garden, then a gardener in a war”. Meekness is having the ability to do something but not doing it. <text:s/>(Jesus cleansing the temple several times). </text:span></text:p>
      <text:p text:style-name="P7"><text:tab/><text:span text:style-name="T3">C. It takes strength to walk away. It often takes more strength. It is easier to win an argument or a fight than to walk away from one.</text:span></text:p>
      <text:p text:style-name="P9">Vs. 6</text:p>
      <text:p text:style-name="P10"><text:tab/>A. The people at this time were used to being hungry and thirsty. They lived under Roman rule, and most of the people listening were poor, and not American poor, I mean poor, poor.</text:p>
      <text:p text:style-name="P10"><text:tab/>B. Americans are blessed our poor are essentially upper or middle class in a lot of the world.</text:p>
      <text:p text:style-name="P10"><text:soft-page-break/>C. Obviously this has nothing to do with food, but it is a examination of the soul. Do you thirst for righteousness do you hunger to do the right thing? Obviously we fail at this at times, but are we hungry for it? That is what Christ is saying, He will fill us.</text:p>
      <text:p text:style-name="P9">Vs. 7</text:p>
      <text:p text:style-name="P10"><text:tab/>A. The beatitudes have a stacking effect. You have to have the first to have the second and then the third, and so on and so on. This one is no different. You have to admit that you are a sinner, you have to mourn your sin, you have to be meek enough to admit that and you have to thirst for Jesus to be able to show mercy.</text:p>
      <text:p text:style-name="P10"><text:tab/>B. Christ shows us the ultimate mercy. We have to blessing to be able to look back at all the acts of Jesus and see how we show mercy. The people at the time were never shown mercy by the Jewish Priests, or the Romans. This was a foreign concept to them. \</text:p>
      <text:p text:style-name="P10"><text:tab/>C. Like many in the world today, mercy is not something that is usually given. Most people want others to pay, but we as Christians are obviously not to have that attitude. Remember Romans 5:8 “But God demonstrates his own love for us in this: While we were still sinners, Christ died for us.“</text:p>
      <text:p text:style-name="P9">Vs. 8</text:p>
      <text:p text:style-name="P10"><text:tab/>A. <text:span text:style-name="T4">Blessed are the pure of heart for they shall see God. – Honesty, clarity, righteousness, holiness are but some of the adjectives to describe a pure of heart. It is moral purity that will allow us to see God.</text:span></text:p>
      <text:p text:style-name="P10"><text:tab/><text:span text:style-name="T4">B. We enjoy a greater intimacy with God when we do thing things of God. We have an open channel of communication with our Father in Heaven. </text:span></text:p>
      <text:p text:style-name="P10"><text:span text:style-name="T4"><text:tab/>C. One day we will get to see God face to face, we will cast our crowns before Jesus because He is the one who made us pure of heart, and because of Him we get to see God for eternity.</text:span></text:p>
      <text:p text:style-name="P10"><text:tab/><text:span text:style-name="T4">D. In the time, however, it was the one who obeyed the laws, at least on the outside and who tithed the most, who acted the most holy who they perceived would get to see God. Jesus called such people whitewashed tombs in Matthew 23</text:span></text:p>
      <text:p text:style-name="P11"><text:soft-page-break/>Vs. 9</text:p>
      <text:p text:style-name="P12"><text:tab/>A. Have you ever met those people who gossip and start fights just to sit back and watch the drama? Jesus is saying don’t do that. Lol</text:p>
      <text:p text:style-name="P12"><text:tab/>B. We are to be peacemakers. Obviously there is a time to every season, but when it comes to our brothers and sisters in Christ we are to always find peace. </text:p>
      <text:p text:style-name="P12"><text:tab/>C. God will not allow a house of strife. He created everything perfect and peaceful and that is how it will end up in heaven, so we are to be that way here on earth. We will obviously not get along with every Christian everywhere but we are to remain peaceful and broker peace when strife happens.</text:p>
      <text:p text:style-name="P11">Vs. 10</text:p>
      <text:p text:style-name="P12"><text:tab/>A. There are more martyrs for Christ in the 2000s then there were up until that point in time. People are dying for sake of Christ all over the world and theirs is the kingdom of heaven. That is their reward. </text:p>
      <text:p text:style-name="P12"><text:span text:style-name="T5">Prayer</text:span><text:tab/>B. When we die, if we are Christians today, we will open our eyes up in heaven. We are constantly persecuted for being Christian more so than ever.</text:p>
      <text:p text:style-name="P12"><text:tab/>C. Back in the time of Jesus, like in the middle east today, being openly Christian is essentially a death sentence. True Christians have peace at the end because our reward is greater than our life on this side of glory.</text:p>
      <text:p text:style-name="P11">Vs. 11-12</text:p>
      <text:p text:style-name="P12"><text:tab/>A. This goes along with persecution, <text:span text:style-name="T6">whether we are killed for the sake of Christ or bullied Christ is there to comfort us and to keep us going.</text:span></text:p>
      <text:p text:style-name="P12"><text:tab/><text:span text:style-name="T6">B. We are being blessed when someone persecutes us because they see something in us that they lack. They see Christ and that offends them. Christian living offends the world. Christ offends the world. The Word of God offends the world. </text:span></text:p>
      <text:p text:style-name="P12"><text:span text:style-name="T6">C. 1 Corinthians 2:14 “But the natural man receiveth not the things of the Spirit of God: for they are foolishness unto him: neither can he know them, because they are spiritually discerned.”</text:span></text:p>
      <text:p text:style-name="P13"><text:soft-page-break/>Ending</text:p>
      <text:p text:style-name="P14"><text:tab/>The beatitudes of blessings, as stated above stack on top of each other. Most of these concepts that Jesus began preaching were foreign to those who he was preaching to. It is also foreign to those who are in the world today. Jesus was teaching them and us what is expected of us. We as Christians are blessed to be able to see the greatness of God, and all the blessings of His kingdom. </text:p>
      <text:p text:style-name="P14"><text:span text:style-name="T2">Prayer</text:spa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09T13:24:02.803388755</meta:creation-date>
    <dc:title>default</dc:title>
    <meta:editing-duration>PT6M17S</meta:editing-duration>
    <meta:editing-cycles>2</meta:editing-cycles>
    <meta:generator>LibreOffice/25.8.3.1$Linux_X86_64 LibreOffice_project/580$Build-1</meta:generator>
    <meta:initial-creator>Christopher Lorenzo</meta:initial-creator>
    <dc:date>2026-01-09T14:17:15.350644484</dc:date>
    <dc:creator>Christopher Lorenzo</dc:creator>
    <meta:document-statistic meta:table-count="0" meta:image-count="0" meta:object-count="0" meta:page-count="5" meta:paragraph-count="48" meta:word-count="1435" meta:character-count="7442" meta:non-whitespace-character-count="6006"/>
    <meta:template xlink:type="simple" xlink:actuate="onRequest" xlink:title="default" xlink:href="../../../../../../Templates/default.ott" meta:date="2026-01-09T13:24:02.459437232"/>
  </office:meta>
</office:document-meta>
</file>